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1.4cm" svg:x="8.373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10.6cm" svg:y1="2.4cm" svg:x2="10.6cm" svg:y2="3.3cm">
          <text:p/>
        </draw:line>
        <draw:custom-shape draw:style-name="gr1" draw:text-style-name="P1" draw:layer="layout" svg:width="4.5cm" svg:height="1.4cm" svg:x="8cm" svg:y="25.6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layer="layout" svg:width="19.19cm" svg:height="2.2cm" svg:x="1.3cm" svg:y="3.5cm">
          <text:p text:style-name="P1"><text:span text:style-name="T1">i = Enter length of every side of triangle, separated by 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37cm" svg:y1="9.217cm" svg:x2="10.4cm" svg:y2="10.6cm">
          <text:p/>
        </draw:line>
        <draw:line draw:style-name="gr2" draw:text-style-name="P1" draw:layer="layout" svg:x1="10.4cm" svg:y1="5.7cm" svg:x2="10.4cm" svg:y2="6.8cm">
          <text:p/>
        </draw:line>
        <draw:custom-shape draw:style-name="gr3" draw:text-style-name="P1" draw:layer="layout" svg:width="8cm" svg:height="2.3cm" svg:x="6.3cm" svg:y="7cm">
          <text:p text:style-name="P1">Is it triangl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layer="layout" svg:width="1.594cm" svg:height="1.2cm" svg:x="10.5cm" svg:y="9.5cm">
          <draw:text-box>
            <text:p>Yes</text:p>
          </draw:text-box>
        </draw:frame>
        <draw:custom-shape draw:style-name="gr3" draw:text-style-name="P1" draw:layer="layout" svg:width="6.4cm" svg:height="1.3cm" svg:x="7.3cm" svg:y="10.5cm">
          <text:p text:style-name="P1">This is triangl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2" draw:id="id2" draw:layer="layout" svg:width="8cm" svg:height="2.3cm" svg:x="6.4cm" svg:y="13cm">
          <text:p text:style-name="P1">Is it isosceles triangl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0.4cm" svg:y1="11.8cm" svg:x2="10.4cm" svg:y2="12.9cm">
          <text:p/>
        </draw:line>
        <draw:line draw:style-name="gr2" draw:text-style-name="P1" draw:layer="layout" svg:x1="10.37cm" svg:y1="15.5cm" svg:x2="10.4cm" svg:y2="16.883cm">
          <text:p/>
        </draw:line>
        <draw:frame draw:style-name="gr4" draw:layer="layout" svg:width="1.594cm" svg:height="1.2cm" svg:x="10.5cm" svg:y="15.783cm">
          <draw:text-box>
            <text:p>Yes</text:p>
          </draw:text-box>
        </draw:frame>
        <draw:custom-shape draw:style-name="gr3" draw:text-style-name="P3" draw:layer="layout" svg:width="6.4cm" svg:height="1.3cm" svg:x="7.3cm" svg:y="16.783cm">
          <text:p text:style-name="P3"><text:span text:style-name="T2"/></text:p>
          <text:p text:style-name="P3"><text:span text:style-name="T1">This is isosceles triangle</text:span></text:p>
          <text:p text:style-name="P3"><text:span text:style-name="T2"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xml:id="id3" draw:id="id3" draw:layer="layout" svg:width="8cm" svg:height="2.3cm" svg:x="6.4cm" svg:y="19.283cm">
          <text:p text:style-name="P3"><text:span text:style-name="T2">Is it an equilateral triangl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0.4cm" svg:y1="18.083cm" svg:x2="10.4cm" svg:y2="19.183cm">
          <text:p/>
        </draw:line>
        <draw:line draw:style-name="gr2" draw:text-style-name="P1" draw:layer="layout" svg:x1="10.37cm" svg:y1="21.6cm" svg:x2="10.4cm" svg:y2="22.983cm">
          <text:p/>
        </draw:line>
        <draw:frame draw:style-name="gr4" draw:layer="layout" svg:width="1.594cm" svg:height="1.2cm" svg:x="10.5cm" svg:y="21.883cm">
          <draw:text-box>
            <text:p>Yes</text:p>
          </draw:text-box>
        </draw:frame>
        <draw:custom-shape draw:style-name="gr3" draw:text-style-name="P3" draw:layer="layout" svg:width="6.4cm" svg:height="1.3cm" svg:x="7.3cm" svg:y="22.883cm">
          <text:p text:style-name="P3"><text:span text:style-name="T2"/></text:p>
          <text:p text:style-name="P3"><text:span text:style-name="T1">This is equilateral triangle</text:span></text:p>
          <text:p text:style-name="P3"><text:span text:style-name="T2"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2cm" svg:y1="24.3cm" svg:x2="10.2cm" svg:y2="25.4cm">
          <text:p/>
        </draw:line>
        <draw:custom-shape draw:style-name="gr3" draw:text-style-name="P1" draw:layer="layout" svg:width="6.4cm" svg:height="1.3cm" svg:x="7.301cm" svg:y="10.501cm">
          <text:p text:style-name="P1">This is triangl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" draw:id="id1" draw:layer="layout" svg:width="6.4cm" svg:height="1.3cm" svg:x="0.7cm" svg:y="10.5cm">
          <text:p text:style-name="P1">It isn't triangl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6.3cm" svg:y1="8.2cm" svg:x2="3.9cm" svg:y2="10.5cm">
          <text:p/>
        </draw:line>
        <draw:frame draw:style-name="gr5" draw:layer="layout" svg:width="1.315cm" svg:height="0.962cm" svg:x="3.685cm" svg:y="8.538cm">
          <draw:text-box>
            <text:p>No</text:p>
          </draw:text-box>
        </draw:frame>
        <draw:connector draw:style-name="gr2" draw:text-style-name="P1" draw:layer="layout" draw:line-skew="5.847cm" svg:x1="3.9cm" svg:y1="11.8cm" svg:x2="8.808cm" svg:y2="25.404cm" draw:start-shape="id1" draw:start-glue-point="8" svg:d="M3900 11800v12900h4908v704">
          <text:p/>
        </draw:connector>
        <draw:connector draw:style-name="gr2" draw:text-style-name="P1" draw:layer="layout" draw:line-skew="4.598cm" svg:x1="14.4cm" svg:y1="14.15cm" svg:x2="12.894cm" svg:y2="26.808cm" draw:start-shape="id2" draw:start-glue-point="7" svg:d="M14400 14150h5100v12658h-6606">
          <text:p/>
        </draw:connector>
        <draw:frame draw:style-name="gr5" draw:layer="layout" svg:width="1.315cm" svg:height="0.962cm" svg:x="14.9cm" svg:y="12.738cm">
          <draw:text-box>
            <text:p>No</text:p>
          </draw:text-box>
        </draw:frame>
        <draw:frame draw:style-name="gr5" draw:layer="layout" svg:width="1.315cm" svg:height="0.962cm" svg:x="14.685cm" svg:y="18.9cm">
          <draw:text-box>
            <text:p>No</text:p>
          </draw:text-box>
        </draw:frame>
        <draw:connector draw:style-name="gr2" draw:text-style-name="P1" draw:layer="layout" draw:line-skew="1.398cm" svg:x1="14.4cm" svg:y1="20.433cm" svg:x2="13.021cm" svg:y2="25.957cm" draw:start-shape="id3" draw:start-glue-point="7" svg:d="M14400 20433h1900v5524h-32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nat Sabitov</meta:initial-creator>
    <meta:creation-date>2021-07-18T00:22:09</meta:creation-date>
    <dc:date>2021-07-19T02:10:42</dc:date>
    <dc:creator>Rinat Sabitov</dc:creator>
    <meta:editing-duration>PT21H31M36S</meta:editing-duration>
    <meta:editing-cycles>13</meta:editing-cycles>
    <meta:generator>OpenOffice/4.1.10$Unix OpenOffice.org_project/4110m2$Build-9807</meta:generator>
    <meta:document-statistic meta:object-count="29"/>
  </office:meta>
</office:document-meta>
</file>